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color="#999999" draw:fill-color="#999999" draw:textarea-horizontal-align="justify" draw:textarea-vertical-align="middle" draw:auto-grow-height="false" fo:min-height="0.515cm" fo:min-width="0.515cm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499cm" fo:min-width="1.859cm"/>
    </style:style>
    <style:style style:name="gr3" style:family="graphic">
      <style:graphic-properties svg:stroke-color="#000000" draw:fill-color="#808080" draw:textarea-horizontal-align="justify" draw:textarea-vertical-align="middle" draw:auto-grow-height="false" fo:min-height="0.181cm" fo:min-width="1.859cm"/>
    </style:style>
    <style:style style:name="gr4" style:family="graphic">
      <style:graphic-properties svg:stroke-width="0.1cm" svg:stroke-color="#000000" draw:marker-start-width="0.35cm" draw:marker-end-width="0.35cm" draw:fill-color="#000000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7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8" style:family="graphic">
      <style:graphic-properties svg:stroke-width="0.1cm" svg:stroke-color="#ff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svg:stroke-color="#000000" draw:fill-color="#000000" draw:textarea-horizontal-align="justify" draw:textarea-vertical-align="middle" draw:auto-grow-height="false" fo:min-height="1.239cm" fo:min-width="1.859cm"/>
    </style:style>
    <style:style style:name="gr10" style:family="graphic">
      <style:graphic-properties draw:fill-color="#808080" draw:textarea-horizontal-align="justify" draw:textarea-vertical-align="middle" draw:auto-grow-height="false" fo:min-height="0.672cm" fo:min-width="0.672cm"/>
    </style:style>
    <style:style style:name="gr11" style:family="graphic">
      <style:graphic-properties svg:stroke-width="0.1cm" svg:stroke-color="#ffbf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2" style:family="graphic">
      <style:graphic-properties svg:stroke-width="0.1cm" svg:stroke-color="#00a93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3" style:family="graphic">
      <style:graphic-properties svg:stroke-width="0.1cm" svg:stroke-color="#55308d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4" style:family="graphic">
      <style:graphic-properties draw:textarea-horizontal-align="justify" draw:textarea-vertical-align="middle" draw:auto-grow-height="false" fo:min-height="1.274cm" fo:min-width="0.306cm"/>
      <style:paragraph-properties style:writing-mode="lr-tb"/>
    </style:style>
    <style:style style:name="gr15" style:family="graphic">
      <style:graphic-properties svg:stroke-color="#ffb66c" draw:fill-color="#ff972f" draw:textarea-horizontal-align="justify" draw:textarea-vertical-align="middle" draw:auto-grow-height="false" fo:min-height="0.107cm" fo:min-width="0.61cm"/>
      <style:paragraph-properties style:writing-mode="lr-tb"/>
    </style:style>
    <style:style style:name="gr16" style:family="graphic">
      <style:graphic-properties svg:stroke-color="#ffb66c" draw:fill-color="#ff972f" draw:textarea-horizontal-align="justify" draw:textarea-vertical-align="middle" draw:auto-grow-height="false" fo:min-height="0.107cm" fo:min-width="1.354cm"/>
      <style:paragraph-properties style:writing-mode="lr-tb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367cm" fo:min-width="0.367cm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316cm" fo:min-width="0.31cm"/>
      <style:paragraph-properties style:writing-mode="lr-tb"/>
    </style:style>
    <style:style style:name="gr19" style:family="graphic">
      <style:graphic-properties svg:stroke-width="0.1cm" svg:stroke-color="#15846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972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ff8000"/>
    </style:style>
    <style:style style:name="P8" style:family="paragraph">
      <loext:graphic-properties draw:fill-color="#000000"/>
      <style:paragraph-properties fo:text-align="center" style:writing-mode="lr-tb"/>
      <style:text-properties fo:color="#ff8000"/>
    </style:style>
    <style:style style:name="T1" style:family="tex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727cm" svg:height="0.727cm" svg:x="20.459cm" svg:y="5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2" svg:width="1.859cm" svg:height="0.499cm" svg:x="1.324cm" svg:y="4.687cm">
            <text:p/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1.859cm" svg:height="0.181cm" svg:x="1.332cm" svg:y="4.677cm">
            <text:p/>
            <draw:enhanced-geometry svg:viewBox="0 0 21600 21600" draw:type="rectangle" draw:enhanced-path="M 0 0 L 21600 0 21600 21600 0 21600 0 0 Z N"/>
          </draw:custom-shape>
          <draw:line draw:z-index="3" draw:style-name="gr4" draw:text-style-name="P2" svg:x1="1.289cm" svg:y1="5.72cm" svg:x2="1.289cm" svg:y2="6.786cm">
            <text:p/>
          </draw:line>
          <draw:line draw:z-index="4" draw:style-name="gr5" draw:text-style-name="P4" svg:x1="1.336cm" svg:y1="3.924cm" svg:x2="1.336cm" svg:y2="0.679cm">
            <text:p/>
          </draw:line>
          <draw:line draw:z-index="5" draw:style-name="gr6" draw:text-style-name="P4" svg:x1="3.15cm" svg:y1="3.949cm" svg:x2="3.15cm" svg:y2="0.227cm">
            <text:p/>
          </draw:line>
          <draw:line draw:z-index="6" draw:style-name="gr6" draw:text-style-name="P4" svg:x1="3.104cm" svg:y1="5.269cm" svg:x2="3.104cm" svg:y2="6.358cm">
            <text:p/>
          </draw:line>
          <draw:line draw:z-index="7" draw:style-name="gr5" draw:text-style-name="P4" svg:x1="4.969cm" svg:y1="0.678cm" svg:x2="4.969cm" svg:y2="1.378cm">
            <text:p/>
          </draw:line>
          <draw:line draw:z-index="8" draw:style-name="gr6" draw:text-style-name="P4" svg:x1="5.864cm" svg:y1="0.237cm" svg:x2="5.864cm" svg:y2="1.378cm">
            <text:p/>
          </draw:line>
          <draw:line draw:z-index="9" draw:style-name="gr7" draw:text-style-name="P4" svg:x1="6.648cm" svg:y1="1.758cm" svg:x2="15.814cm" svg:y2="1.758cm">
            <text:p/>
          </draw:line>
          <draw:line draw:z-index="10" draw:style-name="gr7" draw:text-style-name="P4" svg:x1="7.678cm" svg:y1="1.921cm" svg:x2="14.941cm" svg:y2="1.921cm">
            <text:p/>
          </draw:line>
          <draw:line draw:z-index="11" draw:style-name="gr8" draw:text-style-name="P4" svg:x1="8.595cm" svg:y1="2.295cm" svg:x2="11.247cm" svg:y2="2.295cm">
            <text:p/>
          </draw:line>
          <draw:line draw:z-index="12" draw:style-name="gr8" draw:text-style-name="P4" svg:x1="11.282cm" svg:y1="3.199cm" svg:x2="11.282cm" svg:y2="3.888cm">
            <text:p/>
          </draw:line>
          <draw:line draw:z-index="13" draw:style-name="gr6" draw:text-style-name="P4" svg:x1="13.106cm" svg:y1="0.246cm" svg:x2="13.106cm" svg:y2="1.387cm">
            <text:p/>
          </draw:line>
          <draw:custom-shape draw:z-index="14" draw:style-name="gr9" draw:text-style-name="P2" svg:width="1.859cm" svg:height="1.239cm" svg:x="9.48cm" svg:y="4.244cm">
            <text:p/>
            <draw:enhanced-geometry svg:viewBox="0 0 21600 21600" draw:type="rectangle" draw:enhanced-path="M 0 0 L 21600 0 21600 21600 0 21600 0 0 Z N"/>
          </draw:custom-shape>
          <draw:custom-shape draw:z-index="15" draw:style-name="gr10" draw:text-style-name="P3" svg:width="0.948cm" svg:height="0.948cm" svg:x="9.96cm" svg:y="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6" draw:style-name="gr4" draw:text-style-name="P2" svg:x1="9.49cm" svg:y1="5.661cm" svg:x2="9.49cm" svg:y2="6.896cm">
            <text:p/>
          </draw:line>
          <draw:line draw:z-index="17" draw:style-name="gr8" draw:text-style-name="P4" svg:x1="11.272cm" svg:y1="5.719cm" svg:x2="17.65cm" svg:y2="5.719cm">
            <text:p/>
          </draw:line>
          <draw:custom-shape draw:z-index="18" draw:style-name="gr2" draw:text-style-name="P2" svg:width="1.859cm" svg:height="0.499cm" svg:x="11.226cm" svg:y="2.489cm">
            <text:p/>
            <draw:enhanced-geometry svg:viewBox="0 0 21600 21600" draw:type="rectangle" draw:enhanced-path="M 0 0 L 21600 0 21600 21600 0 21600 0 0 Z N"/>
          </draw:custom-shape>
          <draw:custom-shape draw:z-index="19" draw:style-name="gr3" draw:text-style-name="P3" svg:width="1.859cm" svg:height="0.181cm" svg:x="11.239cm" svg:y="2.5cm">
            <text:p/>
            <draw:enhanced-geometry svg:viewBox="0 0 21600 21600" draw:type="rectangle" draw:enhanced-path="M 0 0 L 21600 0 21600 21600 0 21600 0 0 Z N"/>
          </draw:custom-shape>
          <draw:line draw:z-index="20" draw:style-name="gr4" draw:text-style-name="P2" svg:x1="31.249cm" svg:y1="5.672cm" svg:x2="31.249cm" svg:y2="6.907cm">
            <text:p/>
          </draw:line>
          <draw:line draw:z-index="21" draw:style-name="gr5" draw:text-style-name="P4" svg:x1="30.342cm" svg:y1="5.343cm" svg:x2="31.249cm" svg:y2="5.343cm">
            <text:p/>
          </draw:line>
          <draw:line draw:z-index="22" draw:style-name="gr11" draw:text-style-name="P4" svg:x1="29.447cm" svg:y1="5.225cm" svg:x2="24.836cm" svg:y2="5.225cm">
            <text:p/>
          </draw:line>
          <draw:line draw:z-index="23" draw:style-name="gr12" draw:text-style-name="P4" svg:x1="28.585cm" svg:y1="4.72cm" svg:x2="13.101cm" svg:y2="4.72cm">
            <text:p/>
          </draw:line>
          <draw:line draw:z-index="24" draw:style-name="gr12" draw:text-style-name="P4" svg:x1="28.519cm" svg:y1="3.92cm" svg:x2="28.519cm" svg:y2="3.188cm">
            <text:p/>
          </draw:line>
          <draw:line draw:z-index="25" draw:style-name="gr5" draw:text-style-name="P4" svg:x1="27.623cm" svg:y1="0.668cm" svg:x2="27.623cm" svg:y2="1.4cm">
            <text:p/>
          </draw:line>
          <draw:line draw:z-index="26" draw:style-name="gr13" draw:text-style-name="P4" svg:x1="29.446cm" svg:y1="2.209cm" svg:x2="23.984cm" svg:y2="2.209cm">
            <text:p/>
          </draw:line>
          <draw:line draw:z-index="27" draw:style-name="gr13" draw:text-style-name="P4" svg:x1="30.365cm" svg:y1="2.381cm" svg:x2="24.869cm" svg:y2="2.381cm">
            <text:p/>
          </draw:line>
          <draw:line draw:z-index="28" draw:style-name="gr13" draw:text-style-name="P4" svg:x1="31.272cm" svg:y1="2.639cm" svg:x2="23.101cm" svg:y2="2.639cm">
            <text:p/>
          </draw:line>
          <draw:line draw:z-index="29" draw:style-name="gr13" draw:text-style-name="P4" svg:x1="32.189cm" svg:y1="2.844cm" svg:x2="25.81cm" svg:y2="2.844cm">
            <text:p/>
          </draw:line>
          <draw:line draw:z-index="30" draw:style-name="gr8" draw:text-style-name="P4" svg:x1="18.501cm" svg:y1="4.902cm" svg:x2="32.996cm" svg:y2="4.902cm">
            <text:p/>
          </draw:line>
          <draw:custom-shape draw:z-index="31" draw:style-name="gr14" draw:text-style-name="P5" svg:width="0.306cm" svg:height="1.274cm" svg:x="32.939cm" svg:y="5.17cm">
            <text:p text:style-name="P5">4K7</text:p>
            <draw:enhanced-geometry svg:viewBox="0 0 21600 21600" draw:type="rectangle" draw:enhanced-path="M 0 0 L 21600 0 21600 21600 0 21600 0 0 Z N"/>
          </draw:custom-shape>
          <draw:custom-shape draw:z-index="32" draw:style-name="gr9" draw:text-style-name="P2" svg:width="1.859cm" svg:height="1.239cm" svg:x="33.064cm" svg:y="3.738cm">
            <text:p/>
            <draw:enhanced-geometry svg:viewBox="0 0 21600 21600" draw:type="rectangle" draw:enhanced-path="M 0 0 L 21600 0 21600 21600 0 21600 0 0 Z N"/>
          </draw:custom-shape>
          <draw:custom-shape draw:z-index="33" draw:style-name="gr10" draw:text-style-name="P3" svg:width="0.948cm" svg:height="0.948cm" svg:x="33.533cm" svg:y="3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style-name="gr15" draw:text-style-name="P6" svg:width="0.862cm" svg:height="0.151cm" svg:x="20.392cm" svg:y="1.693cm">
            <text:p text:style-name="P5">100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style-name="gr16" draw:text-style-name="P6" svg:width="1.914cm" svg:height="0.151cm" svg:x="20.258cm" svg:y="2.22cm">
            <text:p text:style-name="P5">100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6" draw:style-name="gr5" draw:text-style-name="P4" svg:x1="20.381cm" svg:y1="1.378cm" svg:x2="20.381cm" svg:y2="0.689cm">
            <text:p/>
          </draw:line>
          <draw:line draw:z-index="37" draw:style-name="gr6" draw:text-style-name="P4" svg:x1="22.183cm" svg:y1="1.368cm" svg:x2="22.183cm" svg:y2="0.258cm">
            <text:p/>
          </draw:line>
          <draw:custom-shape draw:z-index="38" draw:style-name="gr15" draw:text-style-name="P6" svg:width="0.862cm" svg:height="0.151cm" svg:x="20.415cm" svg:y="4.278cm">
            <text:p text:style-name="P5">100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9" draw:style-name="gr6" draw:text-style-name="P4" svg:x1="20.359cm" svg:y1="5.763cm" svg:x2="20.359cm" svg:y2="6.43cm">
            <text:p/>
          </draw:line>
          <draw:line draw:z-index="40" draw:style-name="gr5" draw:text-style-name="P4" svg:x1="21.287cm" svg:y1="5.73cm" svg:x2="21.287cm" svg:y2="6.883cm">
            <text:p/>
          </draw:line>
          <draw:custom-shape draw:z-index="41" draw:style-name="gr17" draw:text-style-name="P8" svg:width="0.517cm" svg:height="0.517cm" svg:x="20.571cm" svg:y="5.116cm">
            <text:p text:style-name="P7"><text:span text:style-name="T1">100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2" draw:style-name="gr18" draw:text-style-name="P5" svg:width="0.31cm" svg:height="1.316cm" svg:x="14.758cm" svg:y="5.171cm">
            <text:p text:style-name="P5">1K</text:p>
            <draw:enhanced-geometry svg:viewBox="0 0 21600 21600" draw:type="rectangle" draw:enhanced-path="M 0 0 L 21600 0 21600 21600 0 21600 0 0 Z N"/>
          </draw:custom-shape>
          <draw:line draw:z-index="43" draw:style-name="gr19" draw:text-style-name="P4" svg:x1="12.215cm" svg:y1="3.274cm" svg:x2="13.188cm" svg:y2="3.941cm">
            <text:p/>
          </draw:line>
          <draw:line draw:z-index="44" draw:style-name="gr4" draw:text-style-name="P2" svg:x1="34.854cm" svg:y1="5.622cm" svg:x2="34.854cm" svg:y2="6.857cm">
            <text:p/>
          </draw:line>
        </table:shapes>
        <table:table-column table:style-name="co1" table:default-cell-style-name="Default"/>
        <table:table-column table:style-name="co2" table:number-columns-repeated="47" table:default-cell-style-name="ce8"/>
        <table:table-column table:style-name="co1" table:default-cell-style-name="Default"/>
        <table:table-column table:style-name="co3" table:number-columns-repeated="23" table:default-cell-style-name="ce4"/>
        <table:table-column table:style-name="co3" table:number-columns-repeated="952" table:default-cell-style-name="Default"/>
        <table:table-row table:style-name="ro1">
          <table:table-cell table:style-name="ce1" office:value-type="string" calcext:value-type="string">
            <text:p>+</text:p>
          </table:table-cell>
          <table:table-cell table:style-name="ce5" table:number-columns-repeated="47"/>
          <table:table-cell table:style-name="ce1" office:value-type="string" calcext:value-type="string">
            <text:p>+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table:number-columns-repeated="47"/>
          <table:table-cell table:style-name="ce2" office:value-type="string" calcext:value-type="string">
            <text:p>-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6" table:number-columns-repeated="47"/>
          <table:table-cell table:style-name="ce3"/>
          <table:table-cell table:number-columns-repeated="9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table:number-columns-repeated="47"/>
          <table:table-cell table:style-name="ce2" office:value-type="string" calcext:value-type="string">
            <text:p>A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5" table:number-columns-repeated="29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MISO</text:p>
          </table:table-cell>
          <table:table-cell table:style-name="ce5" office:value-type="string" calcext:value-type="string">
            <text:p>MOSI</text:p>
          </table:table-cell>
          <table:table-cell table:style-name="ce5" office:value-type="string" calcext:value-type="string">
            <text:p>SCK</text:p>
          </table:table-cell>
          <table:table-cell table:style-name="ce5" office:value-type="string" calcext:value-type="string">
            <text:p>CS</text:p>
          </table:table-cell>
          <table:table-cell table:style-name="ce5" table:number-columns-repeated="12"/>
          <table:table-cell table:style-name="ce2" office:value-type="string" calcext:value-type="string">
            <text:p>B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number-columns-repeated="47"/>
          <table:table-cell table:style-name="ce2" office:value-type="string" calcext:value-type="string">
            <text:p>C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5" table:number-columns-repeated="47"/>
          <table:table-cell table:style-name="ce2" office:value-type="string" calcext:value-type="string">
            <text:p>D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5" table:number-columns-repeated="4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SDA</text:p>
          </table:table-cell>
          <table:table-cell table:style-name="ce5" office:value-type="string" calcext:value-type="string">
            <text:p>SCL</text:p>
          </table:table-cell>
          <table:table-cell table:style-name="ce5" office:value-type="string" calcext:value-type="string">
            <text:p>SQW</text:p>
          </table:table-cell>
          <table:table-cell table:style-name="ce5" office:value-type="string" calcext:value-type="string">
            <text:p>32K</text:p>
          </table:table-cell>
          <table:table-cell table:style-name="ce5" table:number-columns-repeated="5"/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PC3</text:p>
          </table:table-cell>
          <table:table-cell table:style-name="ce5" office:value-type="string" calcext:value-type="string">
            <text:p>PC2</text:p>
          </table:table-cell>
          <table:table-cell table:style-name="ce5" office:value-type="string" calcext:value-type="string">
            <text:p>PC1</text:p>
          </table:table-cell>
          <table:table-cell table:style-name="ce5" office:value-type="string" calcext:value-type="string">
            <text:p>PC0</text:p>
          </table:table-cell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string" calcext:value-type="string">
            <text:p>PB5</text:p>
          </table:table-cell>
          <table:table-cell table:style-name="ce5" office:value-type="string" calcext:value-type="string">
            <text:p>PB4</text:p>
          </table:table-cell>
          <table:table-cell table:style-name="ce5" office:value-type="string" calcext:value-type="string">
            <text:p>PB3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PB1</text:p>
          </table:table-cell>
          <table:table-cell table:style-name="ce5" table:number-columns-repeated="18"/>
          <table:table-cell table:style-name="ce2" office:value-type="string" calcext:value-type="string">
            <text:p>E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6" table:number-columns-repeated="47"/>
          <table:table-cell table:style-name="ce3"/>
          <table:table-cell table:number-columns-repeated="975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5" table:number-columns-repeated="15"/>
          <table:table-cell table:style-name="ce5" office:value-type="string" calcext:value-type="string">
            <text:p>PC6</text:p>
          </table:table-cell>
          <table:table-cell table:style-name="ce5" office:value-type="string" calcext:value-type="string">
            <text:p>PD0</text:p>
          </table:table-cell>
          <table:table-cell table:style-name="ce5" office:value-type="string" calcext:value-type="string">
            <text:p>PD1</text:p>
          </table:table-cell>
          <table:table-cell table:style-name="ce5" office:value-type="string" calcext:value-type="string">
            <text:p>PD2</text:p>
          </table:table-cell>
          <table:table-cell table:style-name="ce5" office:value-type="string" calcext:value-type="string">
            <text:p>PD3</text:p>
          </table:table-cell>
          <table:table-cell table:style-name="ce5" office:value-type="string" calcext:value-type="string">
            <text:p>PD4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PB6</text:p>
          </table:table-cell>
          <table:table-cell table:style-name="ce5" office:value-type="string" calcext:value-type="string">
            <text:p>PB7</text:p>
          </table:table-cell>
          <table:table-cell table:style-name="ce5" office:value-type="string" calcext:value-type="string">
            <text:p>PD5</text:p>
          </table:table-cell>
          <table:table-cell table:style-name="ce5" office:value-type="string" calcext:value-type="string">
            <text:p>PD6</text:p>
          </table:table-cell>
          <table:table-cell table:style-name="ce5" office:value-type="string" calcext:value-type="string">
            <text:p>PD7</text:p>
          </table:table-cell>
          <table:table-cell table:style-name="ce5" office:value-type="string" calcext:value-type="string">
            <text:p>PB0</text:p>
          </table:table-cell>
          <table:table-cell table:style-name="ce5" table:number-columns-repeated="18"/>
          <table:table-cell table:style-name="ce2" office:value-type="string" calcext:value-type="string">
            <text:p>F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5" office:value-type="string" calcext:value-type="string">
            <text:p>-BAT</text:p>
          </table:table-cell>
          <table:table-cell table:style-name="ce5" office:value-type="string" calcext:value-type="string">
            <text:p>+BAT</text:p>
          </table:table-cell>
          <table:table-cell table:style-name="ce5" table:number-columns-repeated="28"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IN</text:p>
          </table:table-cell>
          <table:table-cell table:number-columns-repeated="2" table:style-name="ce5" office:value-type="string" calcext:value-type="string">
            <text:p>GND</text:p>
          </table:table-cell>
          <table:table-cell table:style-name="ce5" table:number-columns-repeated="13"/>
          <table:table-cell table:style-name="ce2" office:value-type="string" calcext:value-type="string">
            <text:p>G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5" table:number-columns-repeated="47"/>
          <table:table-cell table:style-name="ce2" office:value-type="string" calcext:value-type="string">
            <text:p>H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5" table:number-columns-repeated="47"/>
          <table:table-cell table:style-name="ce2" office:value-type="string" calcext:value-type="string">
            <text:p>I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5" table:number-columns-repeated="47"/>
          <table:table-cell table:style-name="ce2" office:value-type="string" calcext:value-type="string">
            <text:p>J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6" table:number-columns-repeated="47"/>
          <table:table-cell table:style-name="ce3"/>
          <table:table-cell table:number-columns-repeated="975"/>
        </table:table-row>
        <table:table-row table:style-name="ro1">
          <table:table-cell table:style-name="ce1" office:value-type="string" calcext:value-type="string">
            <text:p>+</text:p>
          </table:table-cell>
          <table:table-cell table:style-name="ce5" table:number-columns-repeated="47"/>
          <table:table-cell table:style-name="ce1" office:value-type="string" calcext:value-type="string">
            <text:p>+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table:number-columns-repeated="47"/>
          <table:table-cell table:style-name="ce2" office:value-type="string" calcext:value-type="string">
            <text:p>-</text:p>
          </table:table-cell>
          <table:table-cell table:number-columns-repeated="975"/>
        </table:table-row>
        <table:table-row table:style-name="ro1" table:number-rows-repeated="451">
          <table:table-cell table:style-name="ce4"/>
          <table:table-cell table:style-name="ce7" table:number-columns-repeated="47"/>
          <table:table-cell table:style-name="ce4"/>
          <table:table-cell table:number-columns-repeated="23"/>
          <table:table-cell table:style-name="ce4" table:number-columns-repeated="952"/>
        </table:table-row>
        <table:table-row table:style-name="ro1" table:number-rows-repeated="10481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02:58:10.0639643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4T22:16:06.473311976</meta:creation-date>
    <dc:date>2024-04-27T02:59:00.336830329</dc:date>
    <meta:editing-duration>P3DT3H40M7S</meta:editing-duration>
    <meta:editing-cycles>39</meta:editing-cycles>
    <meta:generator>LibreOffice/6.4.7.2$Linux_X86_64 LibreOffice_project/40$Build-2</meta:generator>
    <meta:document-statistic meta:table-count="1" meta:cell-count="74" meta:object-count="45"/>
  </office:meta>
</office:document-meta>
</file>